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  <style:text-properties fo:language="en" fo:country="US"/>
    </style:style>
    <style:style style:name="TableColumn4" style:family="table-column">
      <style:table-column-properties style:column-width="6.7819in" style:use-optimal-column-width="false"/>
    </style:style>
    <style:style style:name="Table3" style:family="table">
      <style:table-properties style:width="6.781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" style:parent-style-name="PreformattedText" style:family="paragraph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P9" style:parent-style-name="PreformattedText" style:family="paragraph">
      <style:text-properties fo:language="en" fo:country="US"/>
    </style:style>
    <style:style style:name="P10" style:parent-style-name="PreformattedText" style:family="paragraph">
      <style:text-properties fo:language="en" fo:country="US"/>
    </style:style>
    <style:style style:name="P11" style:parent-style-name="PreformattedText" style:family="paragraph">
      <style:text-properties fo:language="en" fo:country="US"/>
    </style:style>
    <style:style style:name="P12" style:parent-style-name="PreformattedText" style:family="paragraph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PreformattedText" style:family="paragraph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P16" style:parent-style-name="PreformattedText" style:family="paragraph">
      <style:text-properties fo:language="en" fo:country="US"/>
    </style:style>
    <style:style style:name="P17" style:parent-style-name="PreformattedText" style:family="paragraph">
      <style:text-properties fo:language="en" fo:country="US"/>
    </style:style>
    <style:style style:name="P18" style:parent-style-name="PreformattedText" style:family="paragraph">
      <style:text-properties fo:language="en" fo:country="US"/>
    </style:style>
    <style:style style:name="P19" style:parent-style-name="PreformattedText" style:family="paragraph">
      <style:text-properties fo:language="en" fo:country="US"/>
    </style:style>
    <style:style style:name="P20" style:parent-style-name="PreformattedText" style:family="paragraph">
      <style:text-properties fo:language="en" fo:country="US"/>
    </style:style>
    <style:style style:name="P21" style:parent-style-name="PreformattedText" style:family="paragraph">
      <style:text-properties fo:language="en" fo:country="US"/>
    </style:style>
    <style:style style:name="P22" style:parent-style-name="PreformattedText" style:family="paragraph">
      <style:text-properties fo:language="en" fo:country="US"/>
    </style:style>
    <style:style style:name="P23" style:parent-style-name="PreformattedText" style:family="paragraph">
      <style:text-properties fo:language="en" fo:country="US"/>
    </style:style>
    <style:style style:name="P24" style:parent-style-name="PreformattedText" style:family="paragraph">
      <style:text-properties fo:language="en" fo:country="US"/>
    </style:style>
    <style:style style:name="P25" style:parent-style-name="PreformattedText" style:family="paragraph">
      <style:text-properties fo:language="en" fo:country="US"/>
    </style:style>
    <style:style style:name="P26" style:parent-style-name="PreformattedText" style:family="paragraph">
      <style:text-properties fo:language="en" fo:country="US"/>
    </style:style>
    <style:style style:name="P27" style:parent-style-name="PreformattedText" style:family="paragraph">
      <style:paragraph-properties fo:margin-bottom="0.1965in"/>
    </style:style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Standard" style:family="paragraph"/>
    <style:style style:name="P47" style:parent-style-name="Textbody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Textbody" style:family="paragraph">
      <style:text-properties fo:font-size="13pt" style:font-size-asian="13pt" style:font-size-complex="13pt" fo:language="en" fo:country="US"/>
    </style:style>
    <style:style style:name="P49" style:parent-style-name="Textbody" style:family="paragraph">
      <style:text-properties fo:font-size="13pt" style:font-size-asian="13pt" style:font-size-complex="13pt" fo:language="en" fo:country="US"/>
    </style:style>
    <style:style style:name="P50" style:parent-style-name="Textbody" style:family="paragraph">
      <style:text-properties fo:font-size="13pt" style:font-size-asian="13pt" style:font-size-complex="13pt" fo:language="en" fo:country="US"/>
    </style:style>
    <style:style style:name="P51" style:parent-style-name="Textbody" style:family="paragraph">
      <style:text-properties fo:font-size="13pt" style:font-size-asian="13pt" style:font-size-complex="13pt" fo:language="en" fo:country="US"/>
    </style:style>
    <style:style style:name="P52" style:parent-style-name="Textbody" style:family="paragraph">
      <style:text-properties fo:font-size="13pt" style:font-size-asian="13pt" style:font-size-complex="13pt" fo:language="en" fo:country="US"/>
    </style:style>
    <style:style style:name="T53" style:parent-style-name="Policepardéfaut" style:family="text">
      <style:text-properties fo:background-color="#FFFF00"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Textbody" style:family="paragraph">
      <style:text-properties fo:font-size="13pt" style:font-size-asian="13pt" style:font-size-complex="13pt" fo:language="en" fo:country="US"/>
    </style:style>
  </office:automatic-styles>
  <office:body>
    <office:text text:use-soft-page-breaks="true">
      <text:h text:style-name="P1" text:outline-level="1">TD2 – Requêtes sur une BD<text:s/>non normalisée</text:h>
      <text:p text:style-name="Textbody"/>
      <text:p text:style-name="Textbody">Détectez dans votre repo l’archive<text:s/><text:a xlink:href="https://orleans.miage.fr/confluence/download/attachments/41123842/dblp.json.zip?version=1&amp;modificationDate=1538733230205&amp;api=v2" office:target-frame-name="_top" xlink:show="replace">dblp.json.zip</text:a><text:s/>puis la décompresser dans /tmp/&lt;votreRepo&gt;/data.</text:p>
      <text:p text:style-name="Textbody">Lancer un nouveau conteneur docker qui importe ce fichier json (pensez au -v !) dans mongo</text:p>
      <text:p text:style-name="P2">docker run -it --link mongoserver:mongo --rm -v /tmp&lt;votreRepo&gt;/data:/data mongo bash</text:p>
      <text:p text:style-name="Textbody">( puis dans ce container, lancer l'importation des données : mongoimport --db dblp --collection publis --host mongo --port 27017 --file /data/dblp.json --jsonArray)</text:p>
      <text:p text:style-name="Textbody"> </text:p>
      <text:p text:style-name="Textbody">Cette base DBLP contient des entrées avec des clés pouvant être présentes ou non dans certains cas (clé<text:line-break/>"booktitle", "cites"...), voire des données de type différents (clé "pages").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{</text:p>
            <text:p text:style-name="P8">"_id" : "books/daglib/0025185",</text:p>
            <text:p text:style-name="P9">"type" : "Book",</text:p>
            <text:p text:style-name="P10">"title" : "MongoDB - The Definitive Guide: Powerful and Scalable Data Storage.",</text:p>
            <text:p text:style-name="P11">"pages" : "I",</text:p>
            <text:p text:style-name="P12">"publisher" : "O’Reilly",</text:p>
            <text:p text:style-name="P13">"year" : 2010,</text:p>
            <text:p text:style-name="P14">"authors" : [ "Kristina Chodorow",<text:s/>"Michael Dirolf" ],</text:p>
            <text:p text:style-name="P15">"isbn" : [ "978-1-449-38156-1" ]</text:p>
            <text:p text:style-name="P16">}</text:p>
            <text:p text:style-name="P17">{</text:p>
            <text:p text:style-name="P18">"_id" : "conf/icod/BouzeghoubG83",</text:p>
            <text:p text:style-name="P19">"type" : "Article",</text:p>
            <text:p text:style-name="P20">"title" : "The Design of an Expert System for Database Design.",</text:p>
            <text:p text:style-name="P21">"booktitle" : "ICOD-2 Workshop on New Applications of Data Bases",</text:p>
            <text:p text:style-name="P22">"pages" : {<text:s/>"start" : 203, "end" : 223 },</text:p>
            <text:p text:style-name="P23">"year" : 1983,</text:p>
            <text:p text:style-name="P24">"url" : "db/conf/icod/icod83w.html#BouzeghoubG83",</text:p>
            <text:p text:style-name="P25">"authors" : [ "Mokrane Bouzeghoub", "Georges Gardarin" ],</text:p>
            <text:p text:style-name="P26">"cites" : ["journals/tods/AstrahanBCEGGKLMMPTWW76", "books/bc/AtzeniA93",</text:p>
            <text:p text:style-name="PreformattedText">"journals/tcs/AtzeniABM82",<text:s/>"journals/jcss/AbiteboulB86"]</text:p>
            <text:p text:style-name="P27">}</text:p>
          </table:table-cell>
        </table:table-row>
      </table:table>
      <text:p text:style-name="Textbody">Cette base contient une extraction des publications de recherche en informatique fournie par<text:s/><text:a xlink:href="http://DBLP.org/" office:target-frame-name="_top" xlink:show="replace">DBLP.org</text:a><text:s/>:<text:line-break/>- Des articles de conférences/journaux scientifique, de, "type" “Article”, dont le titre est “title” mais l’ouvrage de référence (s’il existe) “booktitle” ;<text:line-break/>- Des chapitres de livre, de, "type" “Book” ayant également title et booktitle ;<text:line-break/>- Des thèses, du, "type" “Phd”.<text:line-break/>- Chaque publication est associé à une liste d’auteurs (authors) et éventuellement un éditeur (publisher).<text:line-break/>- Certaines publications peuvent contenir des références internes avec la clé “cites”</text:p>
      <text:p text:style-name="Textbody"/>
      <text:soft-page-break/>
      <text:h text:style-name="Titre2" text:outline-level="2">Questions</text:h>
      <text:list text:style-name="LFO1" text:continue-numbering="true">
        <text:list-item>
          <text:p text:style-name="P28">Liste de toutes les publications dont le, "type" est un livre (’Book’)</text:p>
        </text:list-item>
        <text:list-item>
          <text:p text:style-name="P29">Liste des publications publiées depuis 2011 ;</text:p>
        </text:list-item>
        <text:list-item>
          <text:p text:style-name="P30"><text:s/>Liste des livres depuis 2014 ;</text:p>
        </text:list-item>
        <text:list-item>
          <text:p text:style-name="P31">Liste des publications ayant un éditeur (publisher) ;</text:p>
        </text:list-item>
        <text:list-item>
          <text:p text:style-name="P32">Liste des publications dont l’auteur est “Jeffrey D. Ullman” ;</text:p>
        </text:list-item>
        <text:list-item>
          <text:p text:style-name="P33">Titre des publications dont “Jeffrey D. Ullman” le premier auteur ;</text:p>
        </text:list-item>
        <text:list-item>
          <text:p text:style-name="P34">Nom des éditeurs (publisher) et titre des publications dont “Jeffrey D. Ullman” est le seul auteur ;</text:p>
        </text:list-item>
        <text:list-item>
          <text:p text:style-name="P35">Titre des publications dont le titre contient le mot "database" ;</text:p>
        </text:list-item>
        <text:list-item>
          <text:p text:style-name="P36">Liste distincte de tous les editeurs (“publisher”) ;</text:p>
        </text:list-item>
        <text:list-item>
          <text:p text:style-name="P37">Liste de tous les auteurs distincts ;</text:p>
        </text:list-item>
        <text:list-item>
          <text:p text:style-name="P38">Pour les publications<text:s/>contenant le mot "database" et dont le titre de l’ouvrage (booktitle) et la page de départ existent ; trier par titre d’ouvrage et pages de départ ;</text:p>
        </text:list-item>
        <text:list-item>
          <text:p text:style-name="P39">Projeter le résultat précédent par titres, titres d’ouvrage et pages ;</text:p>
        </text:list-item>
        <text:list-item>
          <text:p text:style-name="P40">Compter, pour le résultat précédent,<text:s/>le nombre de publications retournées ;</text:p>
        </text:list-item>
        <text:list-item>
          <text:p text:style-name="P41">Pour le résultat précédent, compter par, "type" de publication ;</text:p>
        </text:list-item>
        <text:list-item>
          <text:p text:style-name="P42">Compter le nombre de publications par auteur. Trier le résultat par ordre décroissant ;</text:p>
        </text:list-item>
        <text:list-item>
          <text:p text:style-name="P43">Pour chaque éditeur (s’il existe), donner l’année moyenne et le<text:s/>nombre de publications. Trier le résultat par le nombre de publications décroissant ;</text:p>
        </text:list-item>
        <text:list-item>
          <text:p text:style-name="P44">Compter par année et éditeur (s’il existe), le nombre de publications. Pour ces derniers, ne retourner que ceux ayant plus 200 publications ;</text:p>
        </text:list-item>
        <text:list-item>
          <text:p text:style-name="P45">Pour chaque éditeur, calculer la moyenne du nombre de publications par année. Trier le résultat par moyenne décroissante ;</text:p>
        </text:list-item>
        <text:list-item>
          <text:p text:style-name="P46">**** Modifier toutes les publications ayant des pages pour ajouter le champ “pp” avec pour valeur le motif suivant : “start–end”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47">DEBUT TP</text:p>
      <text:p text:style-name="P48">Docker start mongo server</text:p>
      <text:p text:style-name="P49">docker run -it --link mongoserver:mongo --rm -v D:\m1_fac\bdsi\tp2\git\dblp.json:/data mongo bash</text:p>
      <text:p text:style-name="P50">exit</text:p>
      <text:p text:style-name="P51">mongoimport --db dblp --collection publis --host mongo --port 27017 --file /data/dblp.json<text:s/>–jsonArray</text:p>
      <text:p text:style-name="P52">docker start mongo server</text:p>
      <text:p text:style-name="Normal"><text:span text:style-name="T53">docker exec -it mongoserver mongo test</text:span></text:p>
      <text:p text:style-name="P54">use dblp</text:p>
      <text:p text:style-name="P55">dblp.publis.count()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ans CJK SC Regular" fo:font-weight="bold" style:font-weight-asian="bold" style:font-weight-complex="bold" fo:color="#000000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ans CJK SC Regular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n Chatelin</dc:creator>
    <meta:creation-date>2019-09-04T11:26:00Z</meta:creation-date>
    <dc:date>2020-10-05T12:10:00Z</dc:date>
    <meta:template xlink:href="Normal.dotm" xlink:type="simple"/>
    <meta:editing-cycles>5</meta:editing-cycles>
    <meta:editing-duration>PT3360S</meta:editing-duration>
    <meta:document-statistic meta:page-count="3" meta:paragraph-count="8" meta:word-count="637" meta:character-count="4134" meta:row-count="29" meta:non-whitespace-character-count="3505"/>
  </office:meta>
</office:document-meta>
</file>